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#3A3838"/>
      <style:text-properties fo:color="#FFFFFF"/>
    </style:style>
    <style:style style:name="ce4" style:family="table-cell" style:parent-style-name="Default" style:data-style-name="N0">
      <style:table-cell-properties fo:background-color="#3A3838"/>
    </style:style>
    <style:style style:name="ce5" style:family="table-cell" style:parent-style-name="Default" style:data-style-name="N0">
      <style:table-cell-properties fo:border="thin solid #000000" fo:background-color="#FFF9E7"/>
    </style:style>
    <style:style style:name="ce6" style:family="table-cell" style:parent-style-name="Default" style:data-style-name="N0">
      <style:table-cell-properties fo:border="thin solid #000000" fo:background-color="#FFE699"/>
    </style:style>
    <style:style style:name="ce7" style:family="table-cell" style:parent-style-name="Default" style:data-style-name="N0">
      <style:table-cell-properties fo:background-color="#404040"/>
      <style:text-properties fo:color="#FFFFFF"/>
    </style:style>
    <style:style style:name="ce8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2F2F2"/>
    </style:style>
    <style:style style:name="ce10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0.9890277777778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8.3280555555556cm"/>
    </style:style>
    <style:style style:name="co6" style:family="table-column">
      <style:table-column-properties fo:break-before="auto" style:column-width="9.91305555555556cm"/>
    </style:style>
    <style:style style:name="co7" style:family="table-column">
      <style:table-column-properties fo:break-before="auto" style:column-width="20.21416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3.72180555555556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29.5pt" style:use-optimal-row-height="true" fo:break-before="auto"/>
    </style:style>
    <style:style style:name="ro3" style:family="table-row">
      <style:table-row-properties style:row-height="148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2">
            <text:p>Tab ‘variables’: this tab serves to aggregate variables included in search_strings under parent variables. This tab is optional.</text:p>
            <text:p>How to fill:<text:s/></text:p>
            <text:p>- in ‘variable’ add the name of the variable (e.g., ‘Group 1).</text:p>
            <text:p>- in ‘variable number’ add a unique number linked to the variable (e.g., 1, or 2, or 3).</text:p>
            <text:p>- in ‘aggregation query’ add the names of the proxies that you want to aggregate. If you only have one proxy, write the query as ‘(“name of proxy”) &gt; 0’. If you have multiple proxies list them with a + sign between them, and specify how many of them have to be true for the variable to be true. For example, we can decide that Group 1 will be true if (“proxy 1”+ “proxy 2”+ proxy 3”)&gt;2.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2">
            <text:p>Tab search_strings: this tab serves to establish how to assign True or False values to individual proxies via queries that refer to the taxonomy, or co-occurrences, or document conditionals.<text:s/></text:p>
            <text:p>How to fill:</text:p>
            <text:p>- in column ‘proxy’ add the name of the proxy you want to measure.</text:p>
            <text:p>- in the column ‘query’ add the name of the query you want to use.<text:s/></text:p>
            <text:p>---- queries should include names of lists from the taxonomy, or names of co-occurrences and document conditionals between quotation marks. Parentheses should be used to prioritize operations. The operators that can be used are AND, OR, NOT(). For example, the following query - (("fast" AND NOT("slow")) AND (("hwc" OR "co_hwc") AND NOT("exclude_conflict"))) – will result in a true value if words from the list fast are present in a sentence that does not includes words from a list called slow, and at the same time the sentence features words from the list hwc or the co-occurrence co_hwc but not words from the list exclude_conflic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2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{at}scartozzi.eu<text:s/></text:p>
          </table:table-cell>
          <table:table-cell table:number-columns-repeated="16383"/>
        </table:table-row>
        <table:table-row table:number-rows-repeated="1048571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3">
            <text:p>variable</text:p>
          </table:table-cell>
          <table:table-cell office:value-type="string" table:style-name="ce3">
            <text:p>variable number</text:p>
          </table:table-cell>
          <table:table-cell office:value-type="string" table:style-name="ce3">
            <text:p>aggregation query</text:p>
          </table:table-cell>
          <table:table-cell table:number-columns-repeated="24" table:style-name="ce4"/>
          <table:table-cell table:number-columns-repeated="16357"/>
        </table:table-row>
        <table:table-row table:number-rows-repeated="46" table:style-name="ro5">
          <table:table-cell table:style-name="ce5"/>
          <table:table-cell table:number-columns-repeated="2" table:style-name="ce6"/>
          <table:table-cell table:number-columns-repeated="24" table:style-name="ce4"/>
          <table:table-cell table:number-columns-repeated="16357"/>
        </table:table-row>
        <table:table-row table:number-rows-repeated="1048529" table:style-name="ro5">
          <table:table-cell table:number-columns-repeated="16384"/>
        </table:table-row>
      </table:table>
      <table:table table:name="search_strings" table:style-name="ta2">
        <table:table-column table:style-name="co6" table:default-cell-style-name="ce5"/>
        <table:table-column table:style-name="co7" table:default-cell-style-name="ce6"/>
        <table:table-column table:style-name="co8" table:number-columns-repeated="25" table:default-cell-style-name="ce4"/>
        <table:table-column table:style-name="co2" table:number-columns-repeated="16357" table:default-cell-style-name="ce1"/>
        <table:table-row table:style-name="ro5">
          <table:table-cell office:value-type="string" table:style-name="ce3">
            <text:p>proxy</text:p>
          </table:table-cell>
          <table:table-cell office:value-type="string" table:style-name="ce3">
            <text:p>query</text:p>
          </table:table-cell>
          <table:table-cell table:style-name="ce3"/>
          <table:table-cell table:number-columns-repeated="16381"/>
        </table:table-row>
        <table:table-row table:number-rows-repeated="1048575" table:style-name="ro5">
          <table:table-cell table:number-columns-repeated="16384"/>
        </table:table-row>
      </table:table>
      <table:table table:name="co_occurrences" table:style-name="ta2">
        <table:table-column table:style-name="co9" table:default-cell-style-name="ce5"/>
        <table:table-column table:style-name="co10" table:number-columns-repeated="3" table:default-cell-style-name="ce5"/>
        <table:table-column table:style-name="co8" table:number-columns-repeated="33" table:default-cell-style-name="ce4"/>
        <table:table-column table:style-name="co2" table:number-columns-repeated="16347" table:default-cell-style-name="ce1"/>
        <table:table-row table:style-name="ro5">
          <table:table-cell office:value-type="string" table:style-name="ce7">
            <text:p>name of co-occurrence</text:p>
          </table:table-cell>
          <table:table-cell office:value-type="string" table:style-name="ce7">
            <text:p>first list</text:p>
          </table:table-cell>
          <table:table-cell office:value-type="string" table:style-name="ce7">
            <text:p>distance between lists</text:p>
          </table:table-cell>
          <table:table-cell office:value-type="string" table:style-name="ce7">
            <text:p>second list</text:p>
          </table:table-cell>
          <table:table-cell table:number-columns-repeated="16380"/>
        </table:table-row>
        <table:table-row table:number-rows-repeated="15" table:style-name="ro5">
          <table:table-cell table:style-name="ce5"/>
          <table:table-cell table:number-columns-repeated="3" table:style-name="ce6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6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1" table:default-cell-style-name="ce5"/>
        <table:table-column table:style-name="co4" table:default-cell-style-name="ce5"/>
        <table:table-column table:style-name="co8" table:number-columns-repeated="40" table:default-cell-style-name="ce4"/>
        <table:table-column table:style-name="co2" table:number-columns-repeated="16342" table:default-cell-style-name="ce1"/>
        <table:table-row table:style-name="ro5">
          <table:table-cell office:value-type="string" table:style-name="ce3">
            <text:p>name of document-level conditional<text:s/></text:p>
          </table:table-cell>
          <table:table-cell office:value-type="string" table:style-name="ce3">
            <text:p>list</text:p>
          </table:table-cell>
          <table:table-cell table:number-columns-repeated="16382"/>
        </table:table-row>
        <table:table-row table:number-rows-repeated="15" table:style-name="ro5">
          <table:table-cell table:style-name="ce5"/>
          <table:table-cell table:style-name="ce6"/>
          <table:table-cell table:number-columns-repeated="16382"/>
        </table:table-row>
        <table:table-row table:number-rows-repeated="22" table:style-name="ro5">
          <table:table-cell/>
          <table:table-cell table:style-name="ce6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2" table:number-columns-repeated="11" table:default-cell-style-name="ce1"/>
        <table:table-column table:style-name="co2" table:number-columns-repeated="16373" table:default-cell-style-name="ce1"/>
        <table:table-row table:style-name="ro5">
          <table:table-cell table:number-columns-repeated="11" table:style-name="ce8"/>
          <table:table-cell table:number-columns-repeated="16373" table:style-name="ce9"/>
        </table:table-row>
        <table:table-row table:number-rows-repeated="226" table:style-name="ro5">
          <table:table-cell table:number-columns-repeated="11" table:style-name="ce10"/>
          <table:table-cell table:number-columns-repeated="16373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H1:taxonomy.H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dc:description/>
    <dc:subject/>
    <meta:initial-creator>SPC</meta:initial-creator>
    <dc:creator>C S</dc:creator>
    <meta:creation-date>2022-08-17T00:16:55Z</meta:creation-date>
    <dc:date>2024-04-02T13:57:21Z</dc:date>
    <meta:user-defined meta:name="ContentTypeId">0x010100769112EB0BFBCB4DBD302FF36E4F79F6</meta:user-defined>
    <meta:user-defined meta:name="MediaServiceImageTags"/>
  </office:meta>
</office:document-meta>
</file>